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0.2257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Arial" officeooo:rsid="000924c9" officeooo:paragraph-rsid="000924c9"/>
    </style:style>
    <style:style style:name="P2" style:family="paragraph" style:parent-style-name="Table_20_Contents">
      <style:text-properties style:font-name="Arial" officeooo:rsid="000aabf6" officeooo:paragraph-rsid="000924c9"/>
    </style:style>
    <style:style style:name="P3" style:family="paragraph" style:parent-style-name="Table_20_Contents">
      <style:text-properties style:font-name="Arial" officeooo:rsid="000924c9" officeooo:paragraph-rsid="000cdabe"/>
    </style:style>
    <style:style style:name="P4" style:family="paragraph" style:parent-style-name="Table_20_Contents">
      <style:text-properties style:font-name="Arial" officeooo:rsid="000aabf6" officeooo:paragraph-rsid="000cdabe"/>
    </style:style>
    <style:style style:name="P5" style:family="paragraph" style:parent-style-name="Table_20_Contents">
      <style:text-properties style:font-name="Arial" officeooo:rsid="000aabf6" officeooo:paragraph-rsid="000aabf6"/>
    </style:style>
    <style:style style:name="P6" style:family="paragraph" style:parent-style-name="Table_20_Contents">
      <style:text-properties style:font-name="Arial" officeooo:rsid="000cdabe" officeooo:paragraph-rsid="000cdabe"/>
    </style:style>
    <style:style style:name="P7" style:family="paragraph" style:parent-style-name="Table_20_Contents">
      <style:text-properties style:font-name="Arial" officeooo:paragraph-rsid="000cdabe"/>
    </style:style>
    <style:style style:name="P8" style:family="paragraph" style:parent-style-name="Standard">
      <style:text-properties officeooo:paragraph-rsid="000aabf6"/>
    </style:style>
    <style:style style:name="T1" style:family="text">
      <style:text-properties officeooo:rsid="000aabf6"/>
    </style:style>
    <style:style style:name="T2" style:family="text">
      <style:text-properties officeooo:rsid="000c3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UtilsForArrays</text:p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+createIntArray<text:span text:style-name="T1">(minimum:int, maximum:int):int[]</text:span></text:p>
            <text:p text:style-name="P4">+quadriere(int[]):int[]</text:p>
            <text:p text:style-name="P4">+arrayInhaltAusgeben(int[]):void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PythagoreischeZahlentripel</text:p>
          </table:table-cell>
        </table:table-row>
        <table:table-row table:style-name="Table2.1">
          <table:table-cell table:style-name="Table2.A2" office:value-type="string">
            <text:p text:style-name="P6">-speicherArray:int[]</text:p>
            <text:p text:style-name="P6">-speicherQuadrate:int[]</text:p>
            <text:p text:style-name="P6">-anzahlZahlentripel:int[]</text:p>
          </table:table-cell>
        </table:table-row>
        <table:table-row>
          <table:table-cell table:style-name="Table2.A2" office:value-type="string">
            <text:p text:style-name="P4"><text:span text:style-name="T2">+</text:span>PythagoreischeZahlentripel(minimum:int, maximum:int)</text:p>
            <text:p text:style-name="P6">+istQuadratzahl:boolean(zahl:int)</text:p>
            <text:p text:style-name="P7">-berechne():void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21:21:12.909511641</meta:creation-date>
    <dc:date>2025-11-18T21:53:59.435603420</dc:date>
    <meta:editing-duration>PT9M37S</meta:editing-duration>
    <meta:editing-cycles>2</meta:editing-cycles>
    <meta:generator>LibreOffice/25.2.6.2$Linux_X86_64 LibreOffice_project/40d1a0e1d5bdf1afaeae24d9ece32bbb00fa66a4</meta:generator>
    <meta:document-statistic meta:table-count="2" meta:image-count="0" meta:object-count="0" meta:page-count="1" meta:paragraph-count="11" meta:word-count="13" meta:character-count="312" meta:non-whitespace-character-count="310"/>
  </office:meta>
</office:document-meta>
</file>